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2" calcext:value-type="float">
            <text:p>1032</text:p>
          </table:table-cell>
          <table:table-cell table:style-name="ce7" table:formula="of:=COUNTIF([.B7:.B1095];&quot;X&quot;)" office:value-type="float" office:value="881" calcext:value-type="float">
            <text:p>88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096" calcext:value-type="float">
            <text:p>10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3" table:number-rows-repeated="1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21:51:40.8936286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9T21:52:32.060746944</dc:date>
    <meta:editing-duration>P1DT4H3M58S</meta:editing-duration>
    <meta:editing-cycles>1037</meta:editing-cycles>
    <meta:document-statistic meta:table-count="1" meta:cell-count="6219" meta:object-count="0"/>
  </office:meta>
</office:document-meta>
</file>